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4, 1892</text:p>
      <text:p text:style-name="P5">Month<text:tab/><text:tab/><text:tab/><text:tab/><text:tab/><text:tab/>Januar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Saturday night<text:tab/><text:tab/>Philadelphia, Jan. 14, 1892/</text:p>
      <text:p text:style-name="P2">Honorable Joseph Blumenthal/</text:p>
      <text:p text:style-name="P2"><text:tab/>Last Tuesday morning I called at your office,/ anxious to talk about several matters. <text:s/>I cannot promise/ to be again in N. Y. the coming week, for the weather/ is very severe. <text:s/>Last Tuesday being far up town, I lost my/ dinner, and with an almost empty stomach I travelled[sic!] in the/ evening and through a detention caused by the intensity of/ cold, I did not reach home till midnight./</text:p>
      <text:p text:style-name="P2"><text:tab/>I have in mind a number of things which I find/ necessary to consult your views about, and which I do not/ care to commit to paper. <text:s/>It was a source of much satisfaction/ to have learned that Joseph Hertz came off with flying colours./ <text:s/>He sent me the manuscript. <text:s/>I received it today, and had no/ time to read it, but I am told that it is published in the A. H./ I do hope that our expositions in that <text:soft-page-break/>direction will not be/ frustrated./</text:p>
      <text:p text:style-name="P2"><text:tab/>You will be pleased to learn that Isaac Husik is/ gaining golden opinions from his instructor. <text:s/>He studies in/ anticipation of entering the University of Penn. <text:s/>In Hebrew he/ progresses well. <text:s/>As he is engaged to teach every afternoon/ at Port Richmond I am obliged to forego the Talmud, in which,/ however, he is pretty well posted. <text:s/>Gerson Levi studies it, when/ Isaac has left. <text:s/>The 2 dollars 50 cts which Isaac receives from the/ Seminary go towards his tuition. <text:s/>You will be pleased also to/ hear that Reading R. R. Co. have favored me again with a clergyman's/ ticket, viz $2.50 instead of $5. <text:s/>David Levine seems to promise well, and/ I suppose the janitor brings in a good report./</text:p>
      <text:p text:style-name="P2"><text:tab/>Trusting that I will be able to meet you the next time/ I come over, I am/ Yours very truly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5:08:47.75</meta:creation-date>
    <dc:date>2011-11-30T15:15:14.38</dc:date>
    <dc:creator>Penn Libraries</dc:creator>
    <meta:editing-duration>PT00H06M2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476" meta:character-count="2984"/>
  </office:meta>
</office:document-meta>
</file>